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JhengHei" svg:font-family="'Microsoft JhengHei', 'LiHei Pro Medium', AppleGothic, PMingLiU, Dotum, 'Lucida Grande', 'Verdana Sans-serif'"/>
    <style:font-face style:name="FreeSans1" svg:font-family="FreeSans" style:font-family-generic="swiss"/>
    <style:font-face style:name="AR PL UMing CN" svg:font-family="'AR PL UMing CN'" style:font-pitch="variable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8pt" style:font-size-asian="8pt" style:font-size-complex="8pt"/>
    </style:style>
    <style:style style:name="P2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484848" fo:letter-spacing="normal" officeooo:paragraph-rsid="00145175"/>
    </style:style>
    <style:style style:name="P3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484848" fo:letter-spacing="normal" officeooo:rsid="00145175" officeooo:paragraph-rsid="00145175"/>
    </style:style>
    <style:style style:name="P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484848" fo:letter-spacing="normal" officeooo:rsid="00145175" officeooo:paragraph-rsid="00193170"/>
    </style:style>
    <style:style style:name="T1" style:family="text">
      <style:text-properties officeooo:rsid="00145175"/>
    </style:style>
    <style:style style:name="T2" style:family="text">
      <style:text-properties style:font-name="Liberation Serif" officeooo:rsid="00145175"/>
    </style:style>
    <style:style style:name="T3" style:family="text">
      <style:text-properties style:font-name="Liberation Serif" fo:font-size="13.5pt" fo:font-style="normal" fo:font-weight="normal"/>
    </style:style>
    <style:style style:name="T4" style:family="text">
      <style:text-properties style:font-name="Liberation Serif" fo:font-size="13.5pt" fo:font-style="normal" fo:font-weight="normal" officeooo:rsid="00145175"/>
    </style:style>
    <style:style style:name="T5" style:family="text">
      <style:text-properties style:font-name="Liberation Serif" fo:font-size="13.5pt" fo:font-style="normal" fo:font-weight="normal" officeooo:rsid="00163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</text:span><text:span text:style-name="T2">.A</text:span><text:span text:style-name="T3">lgorithm </text:span></text:p>
      <text:p text:style-name="P2"><text:span text:style-name="T3"><text:tab/></text:span><text:span text:style-name="T5">先 downsampled 再用 Yokoi algo 計算其周圍的4個q , r , s, 在依其周圍的4個q, r, s, 計算自己的connectivity number </text:span></text:p>
      <text:p text:style-name="P2"><text:span text:style-name="T4">2.</text:span><text:span text:style-name="T3">your principal code fragment </text:span><text:span text:style-name="T4">&amp; <text:s/>parameters</text:span></text:p>
      <text:p text:style-name="P2"><text:span text:style-name="T4"><text:s text:c="4"/>1 #include &lt;iostream&gt; <text:s text:c="133"/></text:span></text:p>
      <text:p text:style-name="P3"><text:span text:style-name="T3"><text:s text:c="4"/>2 #include &lt;opencv2/core/core.hpp&gt;</text:span></text:p>
      <text:p text:style-name="P3"><text:span text:style-name="T3"><text:s text:c="4"/>3 #include &lt;opencv2/highgui/highgui.hpp&gt;</text:span></text:p>
      <text:p text:style-name="P3"><text:span text:style-name="T3">&gt;&gt; <text:s/>4 #include &lt;cv.h&gt; <text:s/></text:span></text:p>
      <text:p text:style-name="P3"><text:span text:style-name="T3"><text:s text:c="4"/>5 using namespace std;</text:span></text:p>
      <text:p text:style-name="P3"><text:span text:style-name="T3"><text:s text:c="4"/>6 using namespace cv;</text:span></text:p>
      <text:p text:style-name="P3"><text:span text:style-name="T3"><text:s text:c="4"/>7 Mat picInitialSrc(Mat pic, Mat src, int row, int col)</text:span></text:p>
      <text:p text:style-name="P3"><text:span text:style-name="T3"><text:s text:c="4"/>8 {</text:span></text:p>
      <text:p text:style-name="P3"><text:span text:style-name="T3"><text:s text:c="4"/>9 <text:s text:c="4"/>int i,j;</text:span></text:p>
      <text:p text:style-name="P3"><text:span text:style-name="T3"><text:s text:c="3"/>10 <text:s text:c="4"/>for(i=0; i&lt;col; i++)</text:span></text:p>
      <text:p text:style-name="P3"><text:span text:style-name="T3"><text:s text:c="3"/>11 <text:s text:c="4"/>{</text:span></text:p>
      <text:p text:style-name="P3"><text:span text:style-name="T3"><text:s text:c="3"/>12 <text:s text:c="8"/>for(j=0; j&lt;row; j++)</text:span></text:p>
      <text:p text:style-name="P3"><text:span text:style-name="T3"><text:s text:c="3"/>13 <text:s text:c="8"/>{</text:span></text:p>
      <text:p text:style-name="P3"><text:span text:style-name="T3"><text:s text:c="3"/>14 <text:s text:c="12"/>pic.at&lt;unsigned char&gt;(i,j) = src.at&lt;unsigned char&gt;(i,j);</text:span></text:p>
      <text:p text:style-name="P3"><text:span text:style-name="T3"><text:s text:c="3"/>15 <text:s text:c="8"/>}</text:span></text:p>
      <text:p text:style-name="P3"><text:span text:style-name="T3"><text:s text:c="3"/>16 <text:s text:c="4"/>}</text:span></text:p>
      <text:p text:style-name="P3"><text:span text:style-name="T3"><text:s text:c="3"/>17 <text:s text:c="4"/>return pic;</text:span></text:p>
      <text:p text:style-name="P3"><text:span text:style-name="T3"><text:s text:c="3"/>18 }</text:span></text:p>
      <text:p text:style-name="P3"><text:span text:style-name="T3"><text:s text:c="3"/>19 </text:span></text:p>
      <text:p text:style-name="P3"><text:span text:style-name="T3"><text:s text:c="3"/>20 int cal(int a[4]) // q=1, r=2, s=3</text:span></text:p>
      <text:p text:style-name="P3"><text:span text:style-name="T3"><text:s text:c="3"/>21 {</text:span></text:p>
      <text:p text:style-name="P3"><text:span text:style-name="T3"><text:s text:c="3"/>22 <text:s text:c="4"/>if(a[0] != a[1])</text:span></text:p>
      <text:p text:style-name="P3"><text:span text:style-name="T3"><text:s text:c="3"/>23 <text:s text:c="8"/>return 3;</text:span></text:p>
      <text:p text:style-name="P3"><text:span text:style-name="T3"><text:s text:c="3"/>24 <text:s text:c="4"/>else if(a[2] == a[0] &amp;&amp; a[3] == a[0])</text:span></text:p>
      <text:p text:style-name="P3"><text:span text:style-name="T3"><text:s text:c="3"/>25 <text:s text:c="8"/>return 2;</text:span></text:p>
      <text:p text:style-name="P3"><text:span text:style-name="T3"><text:s text:c="3"/>26 <text:s text:c="4"/>else</text:span></text:p>
      <text:p text:style-name="P3"><text:span text:style-name="T3"><text:s text:c="3"/>27 <text:s text:c="8"/>return 1;</text:span></text:p>
      <text:p text:style-name="P3"><text:span text:style-name="T3"><text:s text:c="3"/>28 }</text:span></text:p>
      <text:p text:style-name="P3"><text:span text:style-name="T3"><text:s text:c="3"/>29 </text:span></text:p>
      <text:p text:style-name="P3"><text:span text:style-name="T3"><text:s text:c="3"/>30 int* hFunction(Mat yokoi64, int i, int j)</text:span></text:p>
      <text:p text:style-name="P3"><text:soft-page-break/><text:span text:style-name="T3"><text:s text:c="3"/>31 {</text:span></text:p>
      <text:p text:style-name="P3"><text:span text:style-name="T3"><text:s text:c="3"/>32 <text:s text:c="4"/>int *f4 = new int[4];//return 4 neborhood</text:span></text:p>
      <text:p text:style-name="P3"><text:span text:style-name="T3"><text:s text:c="3"/>33 <text:s text:c="4"/>int a[4] = {0};//temp </text:span></text:p>
      <text:p text:style-name="P3"><text:span text:style-name="T3"><text:s text:c="3"/>34 <text:s text:c="4"/>for(int k=0; k&lt;4; k++) <text:s text:c="4"/></text:span></text:p>
      <text:p text:style-name="P3"><text:span text:style-name="T3"><text:s text:c="3"/>35 <text:s text:c="4"/>{</text:span></text:p>
      <text:p text:style-name="P3"><text:span text:style-name="T3"><text:s text:c="3"/>36 <text:s text:c="8"/>a[k] = 0;</text:span></text:p>
      <text:p text:style-name="P3"><text:span text:style-name="T3"><text:s text:c="3"/>37 <text:s text:c="4"/>}</text:span></text:p>
      <text:p text:style-name="P3"><text:span text:style-name="T3"><text:s text:c="3"/>38 <text:s text:c="4"/>a[0] = yokoi64.at&lt;unsigned char&gt;(i,j);</text:span></text:p>
      <text:p text:style-name="P3"><text:span text:style-name="T3"><text:s text:c="3"/>39 <text:s text:c="4"/>if(j&lt;=62)</text:span></text:p>
      <text:p text:style-name="P3"><text:span text:style-name="T3"><text:s text:c="3"/>40 <text:s text:c="8"/>a[1] = yokoi64.at&lt;unsigned char&gt;(i,j+1);</text:span></text:p>
      <text:p text:style-name="P3"><text:span text:style-name="T3"><text:s text:c="3"/>41 <text:s text:c="4"/>if(i&gt;=1 &amp;&amp; j&lt;=62)</text:span></text:p>
      <text:p text:style-name="P3"><text:span text:style-name="T3"><text:s text:c="3"/>42 <text:s text:c="8"/>a[2] = yokoi64.at&lt;unsigned char&gt;(i-1,j+1);</text:span></text:p>
      <text:p text:style-name="P3"><text:span text:style-name="T3"><text:s text:c="3"/>43 <text:s text:c="4"/>if(i&gt;=1)</text:span></text:p>
      <text:p text:style-name="P3"><text:span text:style-name="T3"><text:s text:c="3"/>44 <text:s text:c="8"/>a[3] = yokoi64.at&lt;unsigned char&gt;(i-1,j); </text:span></text:p>
      <text:p text:style-name="P3"><text:span text:style-name="T3"><text:s text:c="3"/>45 </text:span></text:p>
      <text:p text:style-name="P3"><text:span text:style-name="T3"><text:s text:c="3"/>46 <text:s text:c="4"/>//cout &lt;&lt; "0:" &lt;&lt; a[0] &lt;&lt; "1:" &lt;&lt; a[1] &lt;&lt; "2:" &lt;&lt; a[2] &lt;&lt; "3:" &lt;&lt; a[3] &lt;&lt; endl;</text:span></text:p>
      <text:p text:style-name="P3"><text:span text:style-name="T3"><text:s text:c="3"/>47 <text:s text:c="4"/>f4[0] = cal(a);</text:span></text:p>
      <text:p text:style-name="P3"><text:span text:style-name="T3"><text:s text:c="3"/>48 </text:span></text:p>
      <text:p text:style-name="P3"><text:span text:style-name="T3"><text:s text:c="3"/>49 <text:s text:c="4"/>for(int k=1; k&lt;4; k++)</text:span></text:p>
      <text:p text:style-name="P3"><text:span text:style-name="T3"><text:s text:c="3"/>50 <text:s text:c="4"/>{51 <text:s text:c="8"/>a[k] = 0;</text:span></text:p>
      <text:p text:style-name="P3"><text:span text:style-name="T3"><text:s text:c="3"/>52 <text:s text:c="4"/>}</text:span></text:p>
      <text:p text:style-name="P3"><text:span text:style-name="T3"><text:s text:c="3"/>53 </text:span></text:p>
      <text:p text:style-name="P3"><text:span text:style-name="T3"><text:s text:c="3"/>54 <text:s text:c="4"/>if(i&gt;=1)</text:span></text:p>
      <text:p text:style-name="P3"><text:span text:style-name="T3"><text:s text:c="3"/>55 <text:s text:c="8"/>a[1] = yokoi64.at&lt;unsigned char&gt;(i-1,j);</text:span></text:p>
      <text:p text:style-name="P3"><text:span text:style-name="T3"><text:s text:c="3"/>56 <text:s text:c="4"/>if(i&gt;=1 &amp;&amp; j&gt;=1)</text:span></text:p>
      <text:p text:style-name="P3"><text:span text:style-name="T3"><text:s text:c="3"/>57 <text:s text:c="8"/>a[2] = yokoi64.at&lt;unsigned char&gt;(i-1,j-1);</text:span></text:p>
      <text:p text:style-name="P3"><text:span text:style-name="T3"><text:s text:c="3"/>58 <text:s text:c="4"/>if(j&gt;=1)</text:span></text:p>
      <text:p text:style-name="P3"><text:span text:style-name="T3"><text:s text:c="3"/>59 <text:s text:c="8"/>a[3] = yokoi64.at&lt;unsigned char&gt;(i,j-1); </text:span></text:p>
      <text:p text:style-name="P3"><text:span text:style-name="T3"><text:s text:c="3"/>60 </text:span></text:p>
      <text:p text:style-name="P3"><text:span text:style-name="T3"><text:s text:c="3"/>61 <text:s text:c="4"/>//cout &lt;&lt; "0:" &lt;&lt; a[0] &lt;&lt; "1:" &lt;&lt; a[1] &lt;&lt; "2:" &lt;&lt; a[2] &lt;&lt; "3:" &lt;&lt; a[3] &lt;&lt; endl; </text:span></text:p>
      <text:p text:style-name="P3"><text:span text:style-name="T3"><text:s text:c="3"/>62 </text:span></text:p>
      <text:p text:style-name="P3"><text:span text:style-name="T3"><text:s text:c="3"/>63 <text:s text:c="4"/>f4[1] = cal(a);</text:span></text:p>
      <text:p text:style-name="P3"><text:span text:style-name="T3"><text:s text:c="3"/>64 </text:span></text:p>
      <text:p text:style-name="P3"><text:span text:style-name="T3"><text:s text:c="3"/>65 <text:s text:c="4"/>for(int k=1; k&lt;4; k++)</text:span></text:p>
      <text:p text:style-name="P3"><text:soft-page-break/><text:span text:style-name="T3"><text:s text:c="3"/>66 <text:s text:c="4"/>{</text:span></text:p>
      <text:p text:style-name="P3"><text:span text:style-name="T3"><text:s text:c="3"/>67 <text:s text:c="8"/>a[k] = 0;</text:span></text:p>
      <text:p text:style-name="P3"><text:span text:style-name="T3"><text:s text:c="3"/>68 <text:s text:c="4"/>}</text:span></text:p>
      <text:p text:style-name="P3"><text:span text:style-name="T3"><text:s text:c="3"/>69 </text:span></text:p>
      <text:p text:style-name="P3"><text:span text:style-name="T3"><text:s text:c="3"/>70 <text:s text:c="4"/>if(j&gt;=1)</text:span></text:p>
      <text:p text:style-name="P3"><text:span text:style-name="T3"><text:s text:c="3"/>71 <text:s text:c="8"/>a[1] = yokoi64.at&lt;unsigned char&gt;(i,j-1);</text:span></text:p>
      <text:p text:style-name="P3"><text:span text:style-name="T3"><text:s text:c="3"/>72 <text:s text:c="4"/>if(i&lt;=62 &amp;&amp; j&gt;=1)</text:span></text:p>
      <text:p text:style-name="P3"><text:span text:style-name="T3"><text:s text:c="3"/>73 <text:s text:c="8"/>a[2] = yokoi64.at&lt;unsigned char&gt;(i+1,j-1);</text:span></text:p>
      <text:p text:style-name="P3"><text:span text:style-name="T3"><text:s text:c="3"/>74 <text:s text:c="4"/>if(i&lt;=62)</text:span></text:p>
      <text:p text:style-name="P3"><text:span text:style-name="T3"><text:s text:c="3"/>75 <text:s text:c="8"/>a[3] = yokoi64.at&lt;unsigned char&gt;(i+1,j); </text:span></text:p>
      <text:p text:style-name="P3"><text:span text:style-name="T3"><text:s text:c="3"/>76 </text:span></text:p>
      <text:p text:style-name="P3"><text:span text:style-name="T3"><text:s text:c="3"/>77 <text:s text:c="4"/>//cout &lt;&lt; "0:" &lt;&lt; a[0] &lt;&lt; "1:" &lt;&lt; a[1] &lt;&lt; "2:" &lt;&lt; a[2] &lt;&lt; "3:" &lt;&lt; a[3] &lt;&lt; endl; </text:span></text:p>
      <text:p text:style-name="P3"><text:span text:style-name="T3"><text:s text:c="3"/>78 </text:span></text:p>
      <text:p text:style-name="P3"><text:span text:style-name="T3"><text:s text:c="3"/>79 <text:s text:c="4"/>f4[2] = cal(a);</text:span></text:p>
      <text:p text:style-name="P3"><text:span text:style-name="T3"><text:s text:c="3"/>80 </text:span></text:p>
      <text:p text:style-name="P3"><text:span text:style-name="T3"><text:s text:c="3"/>81 </text:span></text:p>
      <text:p text:style-name="P3"><text:span text:style-name="T3"><text:s text:c="3"/>82 <text:s text:c="4"/>for(int k=1; k&lt;4; k++)</text:span></text:p>
      <text:p text:style-name="P3"><text:span text:style-name="T3"><text:s text:c="3"/>83 <text:s text:c="4"/>{</text:span></text:p>
      <text:p text:style-name="P3"><text:span text:style-name="T3"><text:s text:c="3"/>84 <text:s text:c="8"/>a[k] = 0;</text:span></text:p>
      <text:p text:style-name="P3"><text:span text:style-name="T3"><text:s text:c="3"/>85 <text:s text:c="4"/>}</text:span></text:p>
      <text:p text:style-name="P3"><text:span text:style-name="T3"><text:s text:c="3"/>86 </text:span></text:p>
      <text:p text:style-name="P3"><text:span text:style-name="T3"><text:s text:c="3"/>87 <text:s text:c="4"/>if(i&lt;=62)</text:span></text:p>
      <text:p text:style-name="P3"><text:span text:style-name="T3"><text:s text:c="3"/>88 <text:s text:c="8"/>a[1] = yokoi64.at&lt;unsigned char&gt;(i+1,j);</text:span></text:p>
      <text:p text:style-name="P3"><text:span text:style-name="T3"><text:s text:c="3"/>89 <text:s text:c="4"/>if(i&lt;=62 &amp;&amp; j&lt;=62)</text:span></text:p>
      <text:p text:style-name="P3"><text:span text:style-name="T3"><text:s text:c="3"/>90 <text:s text:c="8"/>a[2] = yokoi64.at&lt;unsigned char&gt;(i+1,j+1);</text:span></text:p>
      <text:p text:style-name="P3"><text:span text:style-name="T3"><text:s text:c="3"/>91 <text:s text:c="4"/>if(j&lt;=62)</text:span></text:p>
      <text:p text:style-name="P3"><text:span text:style-name="T3"><text:s text:c="3"/>92 <text:s text:c="8"/>a[3] = yokoi64.at&lt;unsigned char&gt;(i,j+1); </text:span></text:p>
      <text:p text:style-name="P3"><text:span text:style-name="T3"><text:s text:c="3"/>93 </text:span></text:p>
      <text:p text:style-name="P3"><text:span text:style-name="T3"><text:s text:c="3"/>94 <text:s text:c="4"/>//cout &lt;&lt; "0:" &lt;&lt; a[0] &lt;&lt; "1:" &lt;&lt; a[1] &lt;&lt; "2:" &lt;&lt; a[2] &lt;&lt; "3:" &lt;&lt; a[3] &lt;&lt; endl; </text:span></text:p>
      <text:p text:style-name="P3"><text:span text:style-name="T3"><text:s text:c="3"/>95 </text:span></text:p>
      <text:p text:style-name="P3"><text:span text:style-name="T3"><text:s text:c="3"/>96 <text:s text:c="4"/>f4[3] = cal(a);</text:span></text:p>
      <text:p text:style-name="P3"><text:span text:style-name="T3"><text:s text:c="3"/>97 </text:span></text:p>
      <text:p text:style-name="P3"><text:span text:style-name="T3"><text:s text:c="3"/>98 <text:s text:c="4"/>return f4;</text:span></text:p>
      <text:p text:style-name="P3"><text:span text:style-name="T3"><text:s text:c="3"/>99 }</text:span></text:p>
      <text:p text:style-name="P3"><text:soft-page-break/><text:span text:style-name="T3"><text:s text:c="2"/>100 </text:span></text:p>
      <text:p text:style-name="P3"><text:span text:style-name="T3">101 void showSavePicture(Mat picture,string windowName,string saveName)</text:span></text:p>
      <text:p text:style-name="P3"><text:span text:style-name="T3"><text:s text:c="2"/>102 {</text:span></text:p>
      <text:p text:style-name="P3"><text:span text:style-name="T3"><text:s text:c="2"/>103 <text:s text:c="4"/>namedWindow( windowName, WINDOW_AUTOSIZE <text:s text:c="2"/>); <text:s text:c="3"/></text:span></text:p>
      <text:p text:style-name="P3"><text:span text:style-name="T3"><text:s text:c="2"/>104 <text:s text:c="4"/>imshow( windowName, picture );</text:span></text:p>
      <text:p text:style-name="P3"><text:span text:style-name="T3"><text:s text:c="2"/>105 <text:s text:c="4"/>imwrite( saveName , picture );</text:span></text:p>
      <text:p text:style-name="P3"><text:span text:style-name="T3"><text:s text:c="2"/>106 }</text:span></text:p>
      <text:p text:style-name="P3"><text:span text:style-name="T3"><text:s text:c="2"/>107 </text:span></text:p>
      <text:p text:style-name="P3"><text:span text:style-name="T3"><text:s text:c="2"/>108 </text:span></text:p>
      <text:p text:style-name="P3"><text:span text:style-name="T3"><text:s text:c="2"/>109 int main(int argc,char** argv )</text:span></text:p>
      <text:p text:style-name="P3"><text:span text:style-name="T3"><text:s text:c="2"/>110 {</text:span></text:p>
      <text:p text:style-name="P3"><text:span text:style-name="T3"><text:s text:c="2"/>111 <text:s text:c="4"/>Mat src;</text:span></text:p>
      <text:p text:style-name="P3"><text:span text:style-name="T3"><text:s text:c="2"/>112 <text:s text:c="4"/>src = imread("lena.bmp",CV_LOAD_IMAGE_GRAYSCALE);</text:span></text:p>
      <text:p text:style-name="P3"><text:span text:style-name="T3"><text:s text:c="2"/>113 </text:span></text:p>
      <text:p text:style-name="P3"><text:span text:style-name="T3"><text:s text:c="2"/>114 <text:s text:c="4"/>int i,j,k;</text:span></text:p>
      <text:p text:style-name="P3"><text:span text:style-name="T3"><text:s text:c="2"/>115 <text:s text:c="4"/>int row = src.rows;</text:span></text:p>
      <text:p text:style-name="P3"><text:span text:style-name="T3"><text:s text:c="2"/>116 <text:s text:c="4"/>int col = src.cols;</text:span></text:p>
      <text:p text:style-name="P3"><text:span text:style-name="T3"><text:s text:c="2"/>117 </text:span></text:p>
      <text:p text:style-name="P3"><text:span text:style-name="T3"><text:s text:c="2"/>118 <text:s text:c="4"/>int* h4num;</text:span></text:p>
      <text:p text:style-name="P3"><text:span text:style-name="T3"><text:s text:c="2"/>119 <text:s text:c="4"/>int ans[64][64] = {0}; <text:s text:c="3"/></text:span></text:p>
      <text:p text:style-name="P3"><text:span text:style-name="T3"><text:s text:c="2"/>120 </text:span></text:p>
      <text:p text:style-name="P3"><text:span text:style-name="T3"><text:s text:c="2"/>121 <text:s text:c="4"/>Mat yokoi64(64, 64, CV_8U);</text:span></text:p>
      <text:p text:style-name="P3"><text:span text:style-name="T3"><text:s text:c="2"/>122 <text:s text:c="4"/>for(i=0; i&lt;512; i++)</text:span></text:p>
      <text:p text:style-name="P3"><text:span text:style-name="T3"><text:s text:c="2"/>123 <text:s text:c="4"/>{</text:span></text:p>
      <text:p text:style-name="P3"><text:span text:style-name="T3"><text:s text:c="2"/>124 <text:s text:c="8"/>for(j=0; j&lt;512; j++)</text:span></text:p>
      <text:p text:style-name="P3"><text:span text:style-name="T3"><text:s text:c="2"/>125 <text:s text:c="8"/>{</text:span></text:p>
      <text:p text:style-name="P3"><text:span text:style-name="T3"><text:s text:c="2"/>126 <text:s text:c="12"/>if(i%8==0 &amp;&amp; j%8==0)</text:span></text:p>
      <text:p text:style-name="P3"><text:span text:style-name="T3"><text:s text:c="2"/>127 <text:s text:c="12"/>{</text:span></text:p>
      <text:p text:style-name="P3"><text:span text:style-name="T3"><text:s text:c="2"/>128 <text:s text:c="16"/>if(src.at&lt;unsigned char&gt;(i,j) &gt;= 128)</text:span></text:p>
      <text:p text:style-name="P3"><text:span text:style-name="T3"><text:s text:c="2"/>129 <text:s text:c="20"/>yokoi64.at&lt;unsigned char&gt;(i/8,j/8) = 255;</text:span></text:p>
      <text:p text:style-name="P3"><text:span text:style-name="T3"><text:s text:c="2"/>130 <text:s text:c="16"/>else</text:span></text:p>
      <text:p text:style-name="P3"><text:span text:style-name="T3"><text:s text:c="2"/>131 <text:s text:c="20"/>yokoi64.at&lt;unsigned char&gt;(i/8,j/8) = 0;</text:span></text:p>
      <text:p text:style-name="P3"><text:span text:style-name="T3"><text:s text:c="2"/>132 <text:s text:c="16"/>cout &lt;&lt; "(" &lt;&lt; i &lt;&lt; "," &lt;&lt; j &lt;&lt; ")" &lt;&lt; endl;</text:span></text:p>
      <text:p text:style-name="P3"><text:span text:style-name="T3"><text:s text:c="2"/>133 <text:s text:c="12"/>}</text:span></text:p>
      <text:p text:style-name="P3"><text:soft-page-break/><text:span text:style-name="T3"><text:s text:c="2"/>134 <text:s text:c="8"/>}</text:span></text:p>
      <text:p text:style-name="P3"><text:span text:style-name="T3"><text:s text:c="2"/>135 <text:s text:c="4"/>}</text:span></text:p>
      <text:p text:style-name="P3"><text:span text:style-name="T3"><text:s text:c="2"/>136 </text:span></text:p>
      <text:p text:style-name="P3"><text:span text:style-name="T3"><text:s text:c="2"/>137 <text:s text:c="4"/>for(i=0; i&lt;64; i++)// q=1, r=2, s=3</text:span></text:p>
      <text:p text:style-name="P3"><text:span text:style-name="T3"><text:s text:c="2"/>138 <text:s text:c="4"/>{</text:span></text:p>
      <text:p text:style-name="P3"><text:span text:style-name="T3"><text:s text:c="2"/>139 <text:s text:c="8"/>for(j=0; j&lt;64; j++)</text:span></text:p>
      <text:p text:style-name="P3"><text:span text:style-name="T3"><text:s text:c="2"/>140 <text:s text:c="8"/>{</text:span></text:p>
      <text:p text:style-name="P3"><text:span text:style-name="T3"><text:s text:c="2"/>141 </text:span></text:p>
      <text:p text:style-name="P3"><text:span text:style-name="T3"><text:s text:c="2"/>142 <text:s text:c="12"/>int timeForQ = 0;</text:span></text:p>
      <text:p text:style-name="P3"><text:span text:style-name="T3"><text:s text:c="2"/>143 <text:s text:c="12"/>int timeForR = 0;</text:span></text:p>
      <text:p text:style-name="P3"><text:span text:style-name="T3"><text:s text:c="2"/>144 <text:s text:c="12"/>if(yokoi64.at&lt;unsigned char&gt;(i,j) == 255)</text:span></text:p>
      <text:p text:style-name="P3"><text:span text:style-name="T3"><text:s text:c="2"/>145 <text:s text:c="12"/>{</text:span></text:p>
      <text:p text:style-name="P3"><text:span text:style-name="T3"><text:s text:c="2"/>146 <text:s text:c="16"/>h4num = hFunction(yokoi64,i,j);</text:span></text:p>
      <text:p text:style-name="P3"><text:span text:style-name="T3"><text:s text:c="2"/>147 <text:s text:c="16"/>//time ++;</text:span></text:p>
      <text:p text:style-name="P3"><text:span text:style-name="T3"><text:s text:c="2"/>148 <text:s text:c="16"/>//cout &lt;&lt; "time:" &lt;&lt; time &lt;&lt; endl;</text:span></text:p>
      <text:p text:style-name="P3"><text:span text:style-name="T3"><text:s text:c="2"/>149 <text:s text:c="16"/>//for(int i = 0 ; i&lt; 4; i++)</text:span></text:p>
      <text:p text:style-name="P3"><text:span text:style-name="T3"><text:s text:c="2"/>150 <text:s text:c="16"/>//cout &lt;&lt; "h4num:" &lt;&lt; h4num[i] &lt;&lt; endl;</text:span></text:p>
      <text:p text:style-name="P3"><text:span text:style-name="T3">151 <text:s text:c="16"/>for(k=0; k&lt;4; k++)</text:span></text:p>
      <text:p text:style-name="P3"><text:span text:style-name="T3"><text:s text:c="2"/>152 <text:s text:c="16"/>{</text:span></text:p>
      <text:p text:style-name="P3"><text:span text:style-name="T3"><text:s text:c="2"/>153 <text:s text:c="20"/>if(i==0 &amp;&amp; j==63)</text:span></text:p>
      <text:p text:style-name="P3"><text:span text:style-name="T3"><text:s text:c="2"/>154 <text:s text:c="24"/>cout &lt;&lt; "ans:" &lt;&lt; h4num[k] &lt;&lt; endl;</text:span></text:p>
      <text:p text:style-name="P3"><text:span text:style-name="T3"><text:s text:c="2"/>155 <text:s text:c="20"/>if(h4num[k] == 1)</text:span></text:p>
      <text:p text:style-name="P3"><text:span text:style-name="T3"><text:s text:c="2"/>156 <text:s text:c="20"/>{</text:span></text:p>
      <text:p text:style-name="P3"><text:span text:style-name="T3"><text:s text:c="2"/>157 <text:s text:c="24"/>timeForQ++;</text:span></text:p>
      <text:p text:style-name="P3"><text:span text:style-name="T3"><text:s text:c="2"/>158 <text:s text:c="20"/>}</text:span></text:p>
      <text:p text:style-name="P3"><text:span text:style-name="T3"><text:s text:c="2"/>159 <text:s text:c="20"/>else if(h4num[k] == 2)</text:span></text:p>
      <text:p text:style-name="P3"><text:span text:style-name="T3"><text:s text:c="2"/>160 <text:s text:c="24"/>timeForR++;</text:span></text:p>
      <text:p text:style-name="P3"><text:span text:style-name="T3"><text:s text:c="2"/>161 <text:s text:c="16"/>}</text:span></text:p>
      <text:p text:style-name="P3"><text:span text:style-name="T3"><text:s text:c="2"/>162 <text:s text:c="16"/>if(timeForR == 4)</text:span></text:p>
      <text:p text:style-name="P3"><text:span text:style-name="T3"><text:s text:c="2"/>163 <text:s text:c="20"/>ans[i][j] = 5;</text:span></text:p>
      <text:p text:style-name="P3"><text:span text:style-name="T3"><text:s text:c="2"/>164 <text:s text:c="16"/>else</text:span></text:p>
      <text:p text:style-name="P3"><text:span text:style-name="T3"><text:s text:c="2"/>165 <text:s text:c="20"/>ans[i][j] = timeForQ;</text:span></text:p>
      <text:p text:style-name="P3"><text:span text:style-name="T3"><text:s text:c="2"/>166 </text:span></text:p>
      <text:p text:style-name="P3"><text:span text:style-name="T3"><text:s text:c="2"/>167 <text:s text:c="12"/>}</text:span></text:p>
      <text:p text:style-name="P3"><text:soft-page-break/><text:span text:style-name="T3"><text:s text:c="2"/>168 <text:s text:c="8"/>}}</text:span></text:p>
      <text:p text:style-name="P3"><text:span text:style-name="T3"><text:s text:c="2"/>169 </text:span></text:p>
      <text:p text:style-name="P3"><text:span text:style-name="T3"><text:s text:c="2"/>170 <text:s text:c="4"/>//h4num = hFunction(yokoi64,0,0);</text:span></text:p>
      <text:p text:style-name="P3"><text:span text:style-name="T3"><text:s text:c="2"/>171 </text:span></text:p>
      <text:p text:style-name="P3"><text:span text:style-name="T3"><text:s text:c="2"/>172 <text:s text:c="4"/>//for(int i = 0 ; i&lt; 4; i++)</text:span></text:p>
      <text:p text:style-name="P3"><text:span text:style-name="T3"><text:s text:c="2"/>173 <text:s text:c="4"/>// cout &lt;&lt; "h4num:" &lt;&lt; h4num[i] &lt;&lt; endl;</text:span></text:p>
      <text:p text:style-name="P3"><text:span text:style-name="T3"><text:s text:c="2"/>174 </text:span></text:p>
      <text:p text:style-name="P3"><text:span text:style-name="T3"><text:s text:c="2"/>175 <text:s text:c="4"/>for(i=0; i&lt;64; i++)</text:span></text:p>
      <text:p text:style-name="P3"><text:span text:style-name="T3"><text:s text:c="2"/>176 <text:s text:c="4"/>{</text:span></text:p>
      <text:p text:style-name="P3"><text:span text:style-name="T3"><text:s text:c="2"/>177 <text:s text:c="8"/>for(j=0; j&lt;64; j++)</text:span></text:p>
      <text:p text:style-name="P3"><text:span text:style-name="T3"><text:s text:c="2"/>178 <text:s text:c="8"/>{</text:span></text:p>
      <text:p text:style-name="P3"><text:span text:style-name="T3"><text:s text:c="2"/>179 <text:s text:c="12"/>if(yokoi64.at&lt;unsigned char&gt;(i,j) == 0)</text:span></text:p>
      <text:p text:style-name="P3"><text:span text:style-name="T3"><text:s text:c="2"/>180 <text:s text:c="16"/>cout &lt;&lt; " ";</text:span></text:p>
      <text:p text:style-name="P3"><text:span text:style-name="T3"><text:s text:c="2"/>181 <text:s text:c="12"/>else</text:span></text:p>
      <text:p text:style-name="P3"><text:span text:style-name="T3"><text:s text:c="2"/>182 <text:s text:c="16"/>cout&lt;&lt; ans[i][j]; <text:s text:c="2"/></text:span></text:p>
      <text:p text:style-name="P3"><text:span text:style-name="T3"><text:s text:c="2"/>183 </text:span></text:p>
      <text:p text:style-name="P3"><text:span text:style-name="T3"><text:s text:c="2"/>184 <text:s text:c="8"/>}</text:span></text:p>
      <text:p text:style-name="P3"><text:span text:style-name="T3"><text:s text:c="2"/>185 <text:s text:c="8"/>cout &lt;&lt; endl;</text:span></text:p>
      <text:p text:style-name="P3"><text:span text:style-name="T3"><text:s text:c="2"/>186 <text:s text:c="4"/>}</text:span></text:p>
      <text:p text:style-name="P3"><text:span text:style-name="T3"><text:s text:c="2"/>187 </text:span></text:p>
      <text:p text:style-name="P3"><text:span text:style-name="T3"><text:s text:c="2"/>188 </text:span></text:p>
      <text:p text:style-name="P3"><text:span text:style-name="T3"><text:s text:c="2"/>189 <text:s text:c="4"/>//dila = picInitialSrc(dila,src,row,col);</text:span></text:p>
      <text:p text:style-name="P3"><text:span text:style-name="T3"><text:s text:c="2"/>190 </text:span></text:p>
      <text:p text:style-name="P3"><text:span text:style-name="T3"><text:s text:c="2"/>191 <text:s text:c="4"/>//showSavePicture(yokoi64,"yokoi64","yokoi64.bmp");</text:span></text:p>
      <text:p text:style-name="P3"><text:span text:style-name="T3"><text:s text:c="2"/>192 </text:span></text:p>
      <text:p text:style-name="P3"><text:span text:style-name="T3"><text:s text:c="2"/>193 <text:s text:c="4"/>waitKey(0);</text:span></text:p>
      <text:p text:style-name="P3"><text:span text:style-name="T3"><text:s text:c="2"/>194 <text:s text:c="4"/>return 0;</text:span></text:p>
      <text:p text:style-name="P3"><text:span text:style-name="T3"><text:s text:c="2"/>195 }</text:span></text:p>
      <text:p text:style-name="P3"/>
      <text:p text:style-name="P3"/>
      <text:p text:style-name="P4"><text:span text:style-name="T3"><text:s text:c="2"/></text:span></text:p>
      <text:p text:style-name="P4"/>
      <text:p text:style-name="P4"/>
      <text:p text:style-name="P4"><text:span text:style-name="T3"><text:s text:c="29"/></text:span></text:p>
      <text:p text:style-name="P2"><text:soft-page-break/><text:span text:style-name="T4">3.</text:span><text:span text:style-name="T3">resulting images</text:span></text:p>
      <text:p text:style-name="P1">11111111 <text:s text:c="7"/>12111111111122322221 <text:s text:c="4"/>111111111111 <text:s text:c="6"/>0 <text:s/>0</text:p>
      <text:p text:style-name="P1">15555551 <text:s text:c="8"/>115555555511 2 11 <text:s/>11 <text:s text:c="2"/>1155555555511 <text:s text:c="7"/>0 </text:p>
      <text:p text:style-name="P1">15555551 <text:s text:c="7"/>1 2115555112 <text:s/>21112221 <text:s text:c="3"/>155555555551 <text:s text:c="5"/>21 <text:s/></text:p>
      <text:p text:style-name="P1">15555551 <text:s text:c="7"/>1 2 155112 22221511 <text:s text:c="6"/>1555555555511 <text:s text:c="4"/>1 <text:s text:c="2"/></text:p>
      <text:p text:style-name="P1">15555551 <text:s text:c="8"/>22 2112 22 <text:s text:c="3"/>121 0 0 <text:s text:c="3"/>15555555555511 <text:s text:c="2"/>0 <text:s text:c="3"/></text:p>
      <text:p text:style-name="P1">15555551 <text:s text:c="8"/>1 <text:s/>2 <text:s/>21 2 <text:s text:c="4"/>1 <text:s text:c="2"/>1 <text:s text:c="4"/>15555555555551 <text:s/>0 <text:s text:c="4"/></text:p>
      <text:p text:style-name="P1">15555551 <text:s text:c="10"/>12 1 <text:s/>121111 <text:s text:c="3"/>1321 <text:s text:c="2"/>155555555555511 <text:s text:c="6"/></text:p>
      <text:p text:style-name="P1">15111551 <text:s text:c="10"/>1322 1155551111 <text:s text:c="7"/>155555555555551 <text:s text:c="6"/></text:p>
      <text:p text:style-name="P1">111 1551 <text:s text:c="11"/>1 <text:s/>121555555511 <text:s text:c="6"/>155555555555511 <text:s text:c="6"/></text:p>
      <text:p text:style-name="P1">11 <text:s/>1551 <text:s text:c="16"/>21155555511 <text:s text:c="5"/>15511155555511 <text:s text:c="7"/></text:p>
      <text:p text:style-name="P1">21 <text:s/>1551 <text:s text:c="16"/>2 15555555111 <text:s text:c="3"/>1551 11555511 <text:s text:c="8"/></text:p>
      <text:p text:style-name="P1">1 <text:s text:c="2"/>1551 <text:s text:c="16"/>2 155555555511 <text:s text:c="2"/>1551 <text:s/>115551 <text:s text:c="8"/>1</text:p>
      <text:p text:style-name="P1"><text:s text:c="4"/>1551 <text:s text:c="14"/>1121155555555551 <text:s text:c="2"/>1551 <text:s text:c="2"/>15511 <text:s text:c="7"/>12</text:p>
      <text:p text:style-name="P1"><text:s text:c="4"/>1551 <text:s text:c="14"/>15555555555555511 <text:s/>1551 <text:s text:c="2"/>1111 <text:s text:c="7"/>111</text:p>
      <text:p text:style-name="P1"><text:s text:c="4"/>1551 <text:s text:c="7"/>1 <text:s text:c="4"/>2221155555555555511 1151 <text:s text:c="3"/>11 <text:s text:c="7"/>1151</text:p>
      <text:p text:style-name="P1"><text:s text:c="4"/>1551 <text:s text:c="7"/>2 <text:s text:c="3"/>22 1 1555555555555511 151 <text:s/>11111 <text:s text:c="6"/>1551</text:p>
      <text:p text:style-name="P1"><text:s text:c="4"/>1551 <text:s text:c="7"/>2 <text:s text:c="3"/>1 <text:s text:c="2"/>11555555555555551 151 115551 <text:s text:c="5"/>11551</text:p>
      <text:p text:style-name="P1"><text:s text:c="4"/>1551 <text:s text:c="7"/>2 <text:s text:c="6"/>11555555555555555111511155511 <text:s text:c="4"/>115551</text:p>
      <text:p text:style-name="P1"><text:s text:c="4"/>1551 <text:s text:c="6"/>12 <text:s text:c="5"/>11555555555555555555555555551 <text:s text:c="5"/>155551</text:p>
      <text:p text:style-name="P1"><text:s text:c="4"/>1551 <text:s text:c="6"/>11 <text:s text:c="2"/>0 221555555555555555555555555112 <text:s text:c="4"/>1155551</text:p>
      <text:p text:style-name="P1"><text:s text:c="4"/>1551 <text:s text:c="6"/>111 <text:s text:c="2"/>22 15555555555555555555555551 1 <text:s text:c="4"/>1555551</text:p>
      <text:p text:style-name="P1"><text:s text:c="4"/>1551 <text:s text:c="6"/>1511 <text:s/>1 125112111112111555555555111 <text:s text:c="5"/>11555551</text:p>
      <text:p text:style-name="P1"><text:s text:c="4"/>1551 <text:s text:c="6"/>15521 <text:s/>1 121 1 11 <text:s/>1 <text:s/>15555555111 <text:s/>0 <text:s text:c="4"/>15555551</text:p>
      <text:p text:style-name="P1"><text:s text:c="4"/>1551 <text:s text:c="6"/>1151 <text:s/>132 2 <text:s text:c="9"/>1155555111 <text:s text:c="2"/>0 <text:s text:c="4"/>115555551</text:p>
      <text:p text:style-name="P1"><text:s text:c="4"/>1551 <text:s text:c="7"/>151 0 <text:s/>322 <text:s text:c="8"/>115555111 <text:s/>121 <text:s text:c="5"/>155555551</text:p>
      <text:p text:style-name="P1"><text:s text:c="4"/>1551 <text:s text:c="7"/>1221 <text:s text:c="2"/>2 <text:s text:c="10"/>1555551 <text:s text:c="2"/>131 <text:s text:c="5"/>1155555551</text:p>
      <text:p text:style-name="P1"><text:s text:c="4"/>1551 <text:s text:c="8"/>2 <text:s/>0 <text:s/>1 <text:s text:c="9"/>115555511 <text:s text:c="2"/>1 <text:s text:c="6"/>1155555551</text:p>
      <text:p text:style-name="P1"><text:s text:c="4"/>1551 <text:s text:c="8"/>2 <text:s text:c="2"/>0 <text:s text:c="5"/>0 <text:s text:c="3"/>1155555551 <text:s/>0 <text:s text:c="6"/>1 155555551</text:p>
      <text:p text:style-name="P1"><text:s text:c="4"/>1551 <text:s text:c="8"/>2 <text:s text:c="13"/>11555555551 <text:s text:c="9"/>21155555551</text:p>
      <text:p text:style-name="P1"><text:s text:c="4"/>1551 <text:s text:c="8"/>1 <text:s/>0 <text:s text:c="9"/>115555555551 <text:s text:c="9"/>15555555551</text:p>
      <text:p text:style-name="P1"><text:s text:c="4"/>1551 <text:s text:c="9"/>1 <text:s text:c="10"/>11511115555521 <text:s/>1 <text:s text:c="4"/>115555555551</text:p>
      <text:p text:style-name="P1"><text:s text:c="4"/>1551 <text:s text:c="7"/>1 1 <text:s text:c="9"/>11111 <text:s/>1155511 <text:s text:c="2"/>2 <text:s text:c="4"/>155555555551</text:p>
      <text:p text:style-name="P1"><text:s text:c="4"/>1551 <text:s text:c="6"/>131 <text:s text:c="10"/>111 <text:s text:c="4"/>15111 <text:s text:c="3"/>2 <text:s text:c="4"/>155555555551</text:p>
      <text:p text:style-name="P1"><text:s text:c="4"/>1551 <text:s text:c="5"/>121 0 <text:s text:c="7"/>1121 <text:s text:c="2"/>1 <text:s/>111 <text:s/>1 <text:s text:c="2"/>2 <text:s text:c="3"/>1155555555551</text:p>
      <text:p text:style-name="P1"><text:s text:c="4"/>1551 <text:s text:c="5"/>11 <text:s text:c="10"/>111 1 <text:s/>221 11 <text:s/>1 <text:s text:c="2"/>2 <text:s text:c="3"/>1555555555551</text:p>
      <text:p text:style-name="P1"><text:s text:c="4"/>1551 <text:s text:c="3"/>12 <text:s/>0 <text:s text:c="3"/>1 <text:s text:c="4"/>21 121 <text:s/>11 1111 <text:s text:c="3"/>2 <text:s text:c="3"/>1555555555551</text:p>
      <text:p text:style-name="P1"><text:s text:c="4"/>1551 <text:s text:c="4"/>1 <text:s text:c="5"/>12 <text:s text:c="3"/>22 <text:s/>151111111551 <text:s text:c="3"/>2 <text:s text:c="2"/>11555555555551</text:p>
      <text:p text:style-name="P1"><text:s text:c="4"/>1551 <text:s text:c="2"/>1 <text:s text:c="13"/>2 <text:s text:c="2"/>1555551115511 <text:s text:c="2"/>1 <text:s text:c="2"/>15555555555551</text:p>
      <text:p text:style-name="P1"><text:s text:c="4"/>1551 <text:s text:c="2"/>2 <text:s text:c="3"/>0 <text:s text:c="4"/>0 <text:s/>22 <text:s/>12555551 15551 <text:s text:c="3"/>1 <text:s/>15555555555551</text:p>
      <text:p text:style-name="P1"><text:s text:c="4"/>1551 <text:s text:c="2"/>1 <text:s text:c="12"/>1 <text:s text:c="3"/>1555511 11511 <text:s text:c="3"/>2 115555555555551</text:p>
      <text:p text:style-name="P1"><text:s text:c="4"/>1551 <text:s text:c="5"/>0 0 <text:s text:c="5"/>21 <text:s text:c="4"/>155551 1 151 <text:s text:c="4"/>2 155555555555551</text:p>
      <text:p text:style-name="P1"><text:s text:c="4"/>1551 <text:s text:c="14"/>2 <text:s text:c="5"/>15555112 151 <text:s text:c="4"/>2 155555555555551</text:p>
      <text:p text:style-name="P1"><text:s text:c="4"/>1551 <text:s text:c="8"/>1 <text:s text:c="2"/>1 1 <text:s text:c="4"/>1155555511111 <text:s text:c="4"/>2 155555555555551</text:p>
      <text:p text:style-name="P1"><text:s text:c="4"/>1551 <text:s text:c="8"/>2 <text:s/>22 <text:s text:c="6"/>111511111212 <text:s text:c="5"/>21155555555555551</text:p>
      <text:p text:style-name="P1"><text:s text:c="4"/>1551 <text:s/>0 <text:s text:c="5"/>1 12 <text:s text:c="9"/>151 <text:s text:c="3"/>2 1 <text:s text:c="5"/>15555555111555551</text:p>
      <text:p text:style-name="P1"><text:s text:c="4"/>1551 <text:s text:c="6"/>0 <text:s/>0 <text:s/>0 <text:s text:c="8"/>1111 <text:s/>121 <text:s text:c="6"/>155555551 1555551</text:p>
      <text:p text:style-name="P1"><text:s text:c="4"/>1551 <text:s text:c="11"/>0 <text:s text:c="10"/>11111111 <text:s text:c="6"/>155555551 1555551</text:p>
      <text:p text:style-name="P1"><text:s text:c="4"/>1551 <text:s text:c="7"/>0 <text:s text:c="15"/>115551 <text:s text:c="7"/>155555551 1555511</text:p>
      <text:p text:style-name="P1"><text:s text:c="4"/>1551 <text:s text:c="25"/>15551 <text:s text:c="7"/>211111111 155511 </text:p>
      <text:p text:style-name="P1"><text:s text:c="4"/>11521 <text:s text:c="5"/>1 <text:s text:c="2"/>12 <text:s text:c="9"/>122155511 <text:s text:c="6"/>2 <text:s text:c="4"/>11 115511 <text:s/></text:p>
      <text:p text:style-name="P1">1 <text:s text:c="3"/>151 0 <text:s text:c="4"/>1 <text:s text:c="3"/>1 <text:s text:c="11"/>155555111 <text:s text:c="4"/>2111 <text:s text:c="4"/>15511 <text:s text:c="2"/></text:p>
      <text:p text:style-name="P1">22 <text:s text:c="2"/>1511 <text:s text:c="9"/>1 <text:s text:c="12"/>15555555111 <text:s text:c="2"/>155111 <text:s text:c="2"/>1511 <text:s text:c="3"/></text:p>
      <text:p text:style-name="P1"><text:s/>22 <text:s/>1511 <text:s text:c="9"/>1 <text:s text:c="12"/>15555555551 <text:s text:c="2"/>155551 <text:s/>1151 <text:s text:c="4"/></text:p>
      <text:p text:style-name="P1"><text:s text:c="2"/>2 <text:s/>151 <text:s text:c="11"/>0 1 <text:s text:c="7"/>11155555555511 <text:s/>155511 <text:s/>1511 <text:s text:c="4"/></text:p>
      <text:p text:style-name="P1"><text:s text:c="2"/>2 <text:s/>1521 <text:s text:c="3"/>0 <text:s text:c="7"/>1 <text:s text:c="7"/>155555555555511 15551 12151 <text:s text:c="5"/></text:p>
      <text:p text:style-name="P1"><text:s text:c="2"/>2 <text:s/>151 <text:s text:c="10"/>121 <text:s text:c="8"/>155555555555551 155511 1551 <text:s text:c="5"/></text:p>
      <text:p text:style-name="P1"><text:s text:c="2"/>2 <text:s/>1511 <text:s text:c="18"/>0 <text:s/>155555555555551 115551 1511 <text:s text:c="5"/></text:p>
      <text:p text:style-name="P1"><text:s text:c="2"/>21 1511 <text:s text:c="11"/>11 <text:s text:c="7"/>155555555555551 <text:s/>111111151 <text:s text:c="6"/></text:p>
      <text:p text:style-name="P1"><text:s text:c="2"/>11 151 <text:s text:c="9"/>0 <text:s text:c="10"/>11555555555555511 <text:s text:c="3"/>111511 <text:s text:c="6"/></text:p>
      <text:p text:style-name="P1"><text:s text:c="2"/>11 151 <text:s text:c="21"/>15555555555555551 <text:s text:c="5"/>151 <text:s text:c="7"/></text:p>
      <text:p text:style-name="P1"><text:s text:c="2"/>11 151 <text:s text:c="11"/>0 <text:s text:c="7"/>115555555555555551 <text:s text:c="5"/>211 <text:s text:c="7"/></text:p>
      <text:p text:style-name="P1"><text:s text:c="2"/>11 151 <text:s text:c="20"/>1155555555555555511 <text:s text:c="4"/>1 <text:s text:c="9"/></text:p>
      <text:p text:style-name="P1"><text:s text:c="2"/>11 151 <text:s text:c="19"/>0 155555555555555551 <text:s text:c="15"/></text:p>
      <text:p text:style-name="P1"><text:s text:c="2"/>11 111 <text:s text:c="7"/>0 <text:s text:c="11"/>121111111111111111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JhengHei" svg:font-family="'Microsoft JhengHei', 'LiHei Pro Medium', AppleGothic, PMingLiU, Dotum, 'Lucida Grande', 'Verdana Sans-serif'"/>
    <style:font-face style:name="FreeSans1" svg:font-family="FreeSans" style:font-family-generic="swiss"/>
    <style:font-face style:name="AR PL UMing CN" svg:font-family="'AR PL UMing CN'" style:font-pitch="variable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21:43:26.963366027</meta:creation-date>
    <dc:date>2015-11-19T22:02:51.155560159</dc:date>
    <meta:editing-duration>PT8M3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7" meta:paragraph-count="264" meta:word-count="1163" meta:character-count="10148" meta:non-whitespace-character-count="5460"/>
  </office:meta>
</office:document-meta>
</file>